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18477"/>
    </style:style>
    <style:style style:name="P3" style:family="paragraph" style:parent-style-name="Standard">
      <style:paragraph-properties fo:text-align="justify" style:justify-single-word="false"/>
      <style:text-properties officeooo:paragraph-rsid="00187787"/>
    </style:style>
    <style:style style:name="P4" style:family="paragraph" style:parent-style-name="Standard">
      <style:paragraph-properties fo:text-align="justify" style:justify-single-word="false"/>
      <style:text-properties officeooo:paragraph-rsid="0017f0e3"/>
    </style:style>
    <style:style style:name="P5" style:family="paragraph" style:parent-style-name="Standard">
      <style:paragraph-properties fo:text-align="justify" style:justify-single-word="false"/>
      <style:text-properties officeooo:paragraph-rsid="001e8e84"/>
    </style:style>
    <style:style style:name="P6" style:family="paragraph" style:parent-style-name="Standard" style:list-style-name="L1">
      <style:paragraph-properties fo:text-align="justify" style:justify-single-word="false"/>
      <style:text-properties officeooo:paragraph-rsid="00118477"/>
    </style:style>
    <style:style style:name="P7" style:family="paragraph" style:parent-style-name="Standard" style:list-style-name="L1">
      <style:paragraph-properties fo:text-align="justify" style:justify-single-word="false"/>
      <style:text-properties officeooo:paragraph-rsid="0017f0e3"/>
    </style:style>
    <style:style style:name="P8" style:family="paragraph" style:parent-style-name="Standard" style:list-style-name="L1">
      <style:paragraph-properties fo:text-align="justify" style:justify-single-word="false"/>
      <style:text-properties officeooo:paragraph-rsid="00187787"/>
    </style:style>
    <style:style style:name="P9" style:family="paragraph" style:parent-style-name="Standard" style:list-style-name="L1">
      <style:paragraph-properties fo:text-align="justify" style:justify-single-word="false"/>
      <style:text-properties officeooo:paragraph-rsid="00157301"/>
    </style:style>
    <style:style style:name="P10" style:family="paragraph" style:parent-style-name="Standard">
      <style:paragraph-properties fo:text-align="justify" style:justify-single-word="false" fo:break-before="page"/>
      <style:text-properties officeooo:paragraph-rsid="00113cd0"/>
    </style:style>
    <style:style style:name="P11" style:family="paragraph" style:parent-style-name="Text_20_body" style:list-style-name="">
      <style:paragraph-properties fo:text-align="justify" style:justify-single-word="false"/>
      <style:text-properties fo:font-size="20pt" officeooo:rsid="00146e41" officeooo:paragraph-rsid="001edf36" style:font-size-asian="20pt" style:font-size-complex="20pt"/>
    </style:style>
    <style:style style:name="P12" style:family="paragraph" style:parent-style-name="Text_20_body" style:list-style-name="">
      <style:text-properties fo:font-size="20pt" officeooo:rsid="00146e41" officeooo:paragraph-rsid="001edf36" style:font-size-asian="20pt" style:font-size-complex="20pt"/>
    </style:style>
    <style:style style:name="P13" style:family="paragraph" style:parent-style-name="Text_20_body" style:list-style-name="">
      <style:paragraph-properties fo:text-align="center" style:justify-single-word="false"/>
      <style:text-properties officeooo:rsid="00146e41" officeooo:paragraph-rsid="001edf36"/>
    </style:style>
    <style:style style:name="P14" style:family="paragraph" style:parent-style-name="Text_20_body" style:list-style-name="">
      <style:text-properties officeooo:rsid="00146e41" officeooo:paragraph-rsid="001edf36"/>
    </style:style>
    <style:style style:name="P15" style:family="paragraph" style:parent-style-name="Text_20_body" style:list-style-name="">
      <style:paragraph-properties fo:text-align="center" style:justify-single-word="false"/>
      <style:text-properties style:font-name="Ubuntu Medium1" fo:font-size="36pt" officeooo:rsid="00146e41" officeooo:paragraph-rsid="001edf36" style:font-size-asian="36pt" style:font-size-complex="36pt"/>
    </style:style>
    <style:style style:name="P16" style:family="paragraph" style:parent-style-name="Text_20_body" style:list-style-name="">
      <style:paragraph-properties fo:text-align="center" style:justify-single-word="false"/>
      <style:text-properties style:font-name="Ubuntu Medium1" fo:font-size="32pt" officeooo:rsid="0015a409" officeooo:paragraph-rsid="001edf36" style:font-size-asian="32pt" style:font-size-complex="32pt"/>
    </style:style>
    <style:style style:name="P17" style:family="paragraph" style:parent-style-name="Heading_20_1" style:list-style-name="">
      <style:paragraph-properties fo:text-align="center" style:justify-single-word="false"/>
      <style:text-properties style:font-name="Ubuntu Medium" fo:font-size="44pt" officeooo:rsid="00146e41" officeooo:paragraph-rsid="001edf36" style:font-size-asian="44pt" style:font-size-complex="44pt"/>
    </style:style>
    <style:style style:name="P18" style:family="paragraph" style:parent-style-name="Heading_20_1">
      <style:paragraph-properties fo:text-align="center" style:justify-single-word="false"/>
      <style:text-properties fo:font-size="44pt" officeooo:rsid="00146e41" officeooo:paragraph-rsid="001edf36" style:font-size-asian="44pt" style:font-size-complex="44pt"/>
    </style:style>
    <style:style style:name="P19" style:family="paragraph" style:parent-style-name="Heading_20_1">
      <style:text-properties style:font-name="Liberation Sans" fo:font-size="18pt" style:text-underline-style="solid" style:text-underline-width="auto" style:text-underline-color="font-color" style:font-size-asian="18pt" style:font-size-complex="18pt"/>
    </style:style>
    <style:style style:name="P20" style:family="paragraph" style:parent-style-name="Heading_20_1" style:list-style-name="" style:master-page-name="Standard">
      <style:paragraph-properties fo:text-align="center" style:justify-single-word="false" style:page-number="auto"/>
      <style:text-properties style:font-name="Ubuntu Medium" fo:font-size="44pt" officeooo:rsid="00146e41" officeooo:paragraph-rsid="001edf36" style:font-size-asian="44pt" style:font-size-complex="44pt"/>
    </style:style>
    <style:style style:name="T1" style:family="text">
      <style:text-properties officeooo:rsid="00113cd0"/>
    </style:style>
    <style:style style:name="T2" style:family="text">
      <style:text-properties officeooo:rsid="00118477"/>
    </style:style>
    <style:style style:name="T3" style:family="text">
      <style:text-properties officeooo:rsid="00131998"/>
    </style:style>
    <style:style style:name="T4" style:family="text">
      <style:text-properties officeooo:rsid="00145f14"/>
    </style:style>
    <style:style style:name="T5" style:family="text">
      <style:text-properties officeooo:rsid="00157301"/>
    </style:style>
    <style:style style:name="T6" style:family="text">
      <style:text-properties officeooo:rsid="00164644"/>
    </style:style>
    <style:style style:name="T7" style:family="text">
      <style:text-properties officeooo:rsid="0017f0e3"/>
    </style:style>
    <style:style style:name="T8" style:family="text">
      <style:text-properties officeooo:rsid="00187787"/>
    </style:style>
    <style:style style:name="T9" style:family="text">
      <style:text-properties officeooo:rsid="0018da62"/>
    </style:style>
    <style:style style:name="T10" style:family="text">
      <style:text-properties officeooo:rsid="00196746"/>
    </style:style>
    <style:style style:name="T11" style:family="text">
      <style:text-properties officeooo:rsid="001b600d"/>
    </style:style>
    <style:style style:name="T12" style:family="text">
      <style:text-properties officeooo:rsid="001c737a"/>
    </style:style>
    <style:style style:name="T13" style:family="text">
      <style:text-properties officeooo:rsid="001cd637"/>
    </style:style>
    <style:style style:name="T14" style:family="text">
      <style:text-properties officeooo:rsid="001e8e84"/>
    </style:style>
    <style:style style:name="T15" style:family="text">
      <style:text-properties officeooo:rsid="005b11b2"/>
    </style:style>
    <style:style style:name="T16" style:family="text">
      <style:text-properties officeooo:rsid="002221e3"/>
    </style:style>
    <style:style style:name="T17" style:family="text">
      <style:text-properties officeooo:rsid="001f3886"/>
    </style:style>
    <style:style style:name="T18" style:family="text">
      <style:text-properties officeooo:rsid="001ef0f5"/>
    </style:style>
    <style:style style:name="T19" style:family="text">
      <style:text-properties officeooo:rsid="001edf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17" text:outline-level="1">Técnicas de Diseño</text:h>
      <text:h text:style-name="P18" text:outline-level="1">75.10</text:h>
      <text:h text:style-name="P13" text:outline-level="1"/>
      <text:h text:style-name="P13" text:outline-level="1"/>
      <text:h text:style-name="P13" text:outline-level="1"/>
      <text:h text:style-name="P15" text:outline-level="1">Trabajo Práctico 2.<text:span text:style-name="T19">3</text:span>:</text:h>
      <text:h text:style-name="P15" text:outline-level="1"/>
      <text:h text:style-name="P16" text:outline-level="1">Framework para tests unitarios<text:span text:style-name="T16"> (</text:span><text:span text:style-name="T19">4</text:span><text:span text:style-name="T16">ª parte)</text:span></text:h>
      <text:h text:style-name="P13" text:outline-level="1"/>
      <text:h text:style-name="P14" text:outline-level="1"/>
      <text:h text:style-name="P14" text:outline-level="1"/>
      <text:h text:style-name="P14" text:outline-level="1"/>
      <text:h text:style-name="P14" text:outline-level="1"/>
      <text:h text:style-name="P12" text:outline-level="1">Grupo <text:span text:style-name="T17">15</text:span>:</text:h>
      <text:h text:style-name="P12" text:outline-level="1">Emiliano Suárez</text:h>
      <text:h text:style-name="P12" text:outline-level="1">Federico Rodr<text:span text:style-name="T18">i</text:span>guez</text:h>
      <text:h text:style-name="P11" text:outline-level="1"><text:span text:style-name="T1">Leandro Miguenz</text:span></text:h>
      <text:p text:style-name="P10"><text:span text:style-name="T1"/></text:p>
      <text:h text:style-name="P19" text:outline-level="1"><text:span text:style-name="T1">Agregados hechos al TP original</text:span></text:h>
      <text:p text:style-name="P1"/>
      <text:p text:style-name="P1"/>
      <text:list xml:id="list6425407700833881012" text:style-name="L1">
        <text:list-item>
          <text:p text:style-name="P6"><text:span text:style-name="T2">Para poder validar que un test no supere cierto límite de tiempo de ejecución y, en tal caso, que falle (por timeout), se agregó el atributo timeOut a la clase TestC</text:span><text:span text:style-name="T3">omponent</text:span><text:span text:style-name="T2"> y el método checkTimeOut a TestCase.</text:span></text:p>
          <text:p text:style-name="P6"><text:span text:style-name="T2"/></text:p>
        </text:list-item>
      </text:list>
      <text:p text:style-name="P2"><text:span text:style-name="T2"/></text:p>
      <text:list xml:id="list1767613051" text:continue-numbering="true" text:style-name="L1">
        <text:list-item>
          <text:p text:style-name="P7"><text:span text:style-name="T4">Se creó el paquete</text:span> "stores", <text:span text:style-name="T4">con las clases PersistenceManager y SerializedObjectManager, </text:span>que se encarga<text:span text:style-name="T4">n</text:span> de serializar y deserializar los objetos de Suite. <text:span text:style-name="T4">A</text:span>l correr los tests, serializa y deserializa, volviendo a mostrar los mismos resultados de la corrida anterior, <text:span text:style-name="T8">que fueron almacenados en disco</text:span>. <text:span text:style-name="T7">Para posibilitar esto, se hizo que TestComponent </text:span><text:span text:style-name="T10">y Assertion </text:span><text:span text:style-name="T7">implemente</text:span><text:span text:style-name="T10">n</text:span><text:span text:style-name="T7"> la interfaz Serializable. </text:span><text:span text:style-name="T5">TestComponent (el elemento genérico del patrón composite) tiene un atributo protegido de</text:span><text:span text:style-name="T7">l</text:span><text:span text:style-name="T5"> </text:span><text:span text:style-name="T7">t</text:span><text:span text:style-name="T5">ipo </text:span><text:span text:style-name="T4">PersistenceManager</text:span><text:span text:style-name="T5">.</text:span></text:p>
          <text:p text:style-name="P7"><text:span text:style-name="T5"/></text:p>
        </text:list-item>
      </text:list>
      <text:p text:style-name="P4"><text:span text:style-name="T5"/></text:p>
      <text:list xml:id="list226194622" text:continue-numbering="true" text:style-name="L1">
        <text:list-item>
          <text:p text:style-name="P8"><text:span text:style-name="T8">SerializedObjectManager hereda de la clase abstracta PersistenceManager, lo que </text:span><text:span text:style-name="T11">hace que el modelo sea extensible, </text:span><text:span text:style-name="T8">permit</text:span><text:span text:style-name="T11">iéndole al usuario crear su</text:span><text:span text:style-name="T12">s</text:span><text:span text:style-name="T11"> propio</text:span><text:span text:style-name="T12">s</text:span><text:span text:style-name="T11"> “store”</text:span><text:span text:style-name="T8"> </text:span><text:span text:style-name="T12">que implementen</text:span><text:span text:style-name="T8"> diferentes </text:span><text:span text:style-name="T12">maneras de almacenar la información</text:span><text:span text:style-name="T8"> de los tests, </text:span><text:span text:style-name="T12">y setearlos a la suite.</text:span></text:p>
          <text:p text:style-name="P8"><text:span text:style-name="T12"/></text:p>
        </text:list-item>
      </text:list>
      <text:p text:style-name="P3"/>
      <text:list xml:id="list1861164521" text:continue-numbering="true" text:style-name="L1">
        <text:list-item>
          <text:p text:style-name="P9"><text:span text:style-name="T8">A</text:span><text:span text:style-name="T6"> TestComponent se le agregó un atributo booleano, que puede ser seteado por el usuario para decidir si correr sólo los tests fallidos de la corrida anterior.</text:span> <text:span text:style-name="T11">E</text:span>n caso de que no haya una corrida <text:span text:style-name="T6">previa</text:span>, <text:span text:style-name="T6">se lanza</text:span> una excepci<text:span text:style-name="T9">ó</text:span>n.</text:p>
        </text:list-item>
      </text:list>
      <text:p text:style-name="P1"/>
      <text:p text:style-name="Standard"/>
      <text:p text:style-name="Standard"/>
      <text:h text:style-name="P19" text:outline-level="1"><text:span text:style-name="T13">Problemas encontrados</text:span></text:h>
      <text:p text:style-name="Standard"/>
      <text:p text:style-name="Standard"/>
      <text:p text:style-name="P5"><text:span text:style-name="T14"><text:tab/>Debido a que en este framework no se crea una instancia de una clase por cada test (como ocurría en el nuestro), sino que los tests son métodos y el método run de la suite corre todos los tests que contiene, no pudimos encontrar una manera simple y eficiente de extender el diseño preexistente para implementar realmente la funcionalidad que le permita al usuario correr sólo los tests que fallaron.</text:span></text:p>
      <text:p text:style-name="Standard"/>
      <text:p text:style-name="P5"><text:span text:style-name="T14"><text:tab/>Se consideró hacer una refactorización importante para modificar esto, y que efectivamente se tenga un test individual por cada clase, cada uno de los cuales implementaría su propio método run, pero ante la falta del tiempo necesario, no nos fue posible realizar semejante cambio. Se tuvo en cuenta también que tal refactorización hubiera implicado modificar todos los tests que están hechos, debido a los cambios que se hubieran producido en la interfaz de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3-11-21T15:03:45</meta:creation-date>
    <dc:date>2013-11-21T16:38:21</dc:date>
    <dc:creator>Leandro Miguenz</dc:creator>
    <meta:editing-duration>PT1H19M25S</meta:editing-duration>
    <meta:editing-cycles>16</meta:editing-cycles>
    <meta:generator>LibreOffice/4.0.2.2$Linux_X86_64 LibreOffice_project/400m0$Build-2</meta:generator>
    <meta:document-statistic meta:table-count="0" meta:image-count="0" meta:object-count="0" meta:page-count="2" meta:paragraph-count="19" meta:word-count="365" meta:character-count="2284" meta:non-whitespace-character-count="1940"/>
  </office:meta>
</office:document-meta>
</file>